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5e0"/>
    </style:style>
    <style:style style:name="T1" style:family="text">
      <style:text-properties officeooo:rsid="001fa5e0"/>
    </style:style>
    <style:style style:name="T2" style:family="text">
      <style:text-properties fo:font-weight="bold" officeooo:rsid="001fa5e0" style:font-weight-asian="bold" style:font-weight-complex="bold"/>
    </style:style>
    <style:style style:name="T3" style:family="text">
      <style:text-properties fo:font-style="italic" fo:font-weight="bold" officeooo:rsid="001fa5e0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copi del sistema</text:h>
      <text:p text:style-name="P1"><text:span text:style-name="T1">Per questa sezione, inserire gli obiettivi del sistema (indicando in seguito in maniera più specifica quella del nostro sottosistema) Potete trovare </text:span><text:span text:style-name="T3">parte</text:span><text:span text:style-name="T1"> di queste informazioni nel problem statemen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08:16</meta:creation-date>
    <dc:date>2012-10-16T21:59:29.63</dc:date>
    <meta:editing-duration>P0D</meta:editing-duration>
    <meta:editing-cycles>2</meta:editing-cycles>
    <meta:document-statistic meta:table-count="0" meta:image-count="0" meta:object-count="0" meta:page-count="1" meta:paragraph-count="2" meta:word-count="31" meta:character-count="217" meta:non-whitespace-character-count="187"/>
  </office:meta>
</office:document-meta>
</file>